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24000000244684F05F8720A4B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 fo:orphans="1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istória da Música</text:h>
      <text:p text:style-name="P3"><draw:frame draw:style-name="fr1" draw:name="Figura1" text:anchor-type="as-char" svg:width="0.953cm" svg:height="0.953cm" draw:z-index="0"><draw:image xlink:href="Pictures/1000000000000024000000244684F05F8720A4B7.jpg" xlink:type="simple" xlink:show="embed" xlink:actuate="onLoad" loext:mime-type="image/jpeg"/><svg:title>Laura Aidar</svg:title></draw:frame><text:s/></text:p>
      <text:p text:style-name="P3">Escrito por Laura Aidar </text:p>
      <text:p text:style-name="Text_20_body">Arte-educadora, fotógrafa e artista visual</text:p>
      <text:p text:style-name="Text_20_body">A História da música é muito antiga, visto que desde os primórdios os homens produziam diversas formas de sonoridade.</text:p>
      <text:p text:style-name="Text_20_body">Esse é um tipo de arte que trabalha com a harmonia entre os sons, o ritmo, a melodia, a voz.<text:line-break/>Todos esses elementos são importantes e podem nos transportar para outro tempo e espaço, resgatar memórias e reacender emoções.</text:p>
      <text:p text:style-name="Text_20_body">Veremos como essa linguagem artística caminhou durante os séculos até os nossos dias para adquirir as características que possui hoje no Ocidente.</text:p>
      <text:p text:style-name="Text_20_body"/>
      <text:h text:style-name="Heading_20_1" text:outline-level="1">Chico</text:h>
      <text:h text:style-name="Heading_20_2" text:outline-level="2"><text:a xlink:type="simple" xlink:href="https://www.letras.mus.br/luisa-sonza/" text:style-name="Internet_20_link" text:visited-style-name="Visited_20_Internet_20_Link">Luísa Sonza </text:a></text:h>
      <text:p text:style-name="Text_20_body">Folia pra mim me arriscar no amor<text:line-break/>Apostar na incerteza, pular de onde for<text:line-break/>De novo, meu amor</text:p>
      <text:p text:style-name="Text_20_body">Diziam pra mim que essa moda passou<text:line-break/>Que monogamia é papo de doido<text:line-break/>Mas pra mim é uma honra<text:line-break/>Ser uma cafona pra esse povo</text:p>
      <text:p text:style-name="Text_20_body">Me pinto pra disfarçar<text:line-break/>Rebusco palavras pra te encantar<text:line-break/>Reinvento uma moda, faço Bossa Nova<text:line-break/>Meu futuro, no Rio será</text:p>
      <text:p text:style-name="Text_20_body"><text:a xlink:type="simple" xlink:href="https://www.letras.mus.br/luisa-sonza/chico/#" text:style-name="Internet_20_link" text:visited-style-name="Visited_20_Internet_20_Link">Chico,</text:a> <text:a xlink:type="simple" xlink:href="https://www.letras.mus.br/luisa-sonza/chico/#" text:style-name="Internet_20_link" text:visited-style-name="Visited_20_Internet_20_Link">se tu me quiseres</text:a><text:line-break/><text:a xlink:type="simple" xlink:href="https://www.letras.mus.br/luisa-sonza/chico/#" text:style-name="Internet_20_link" text:visited-style-name="Visited_20_Internet_20_Link">Sou dessas mulheres de se apaixonar</text:a><text:line-break/>Pode fazer a sua fumaça<text:line-break/>O <text:a xlink:type="simple" xlink:href="https://www.letras.mus.br/luisa-sonza/chico/#" text:style-name="Internet_20_link" text:visited-style-name="Visited_20_Internet_20_Link">Bar da Cachaça</text:a> vai ser nosso lar</text:p>
      <text:p text:style-name="Text_20_body">E, Chico, se tu me quiseres<text:line-break/>Debato política, tomo o teu partido<text:line-break/>E se for pra repartir o amor<text:line-break/>Que reparta comigo</text:p>
      <text:p text:style-name="Text_20_body">Chico, se tu me quiseres<text:line-break/>Sou dessas mulheres de se apaixonar<text:line-break/><text:soft-page-break/>Pode fazer sua fumaça<text:line-break/>O Bar da Cachaça vai ser nosso lar</text:p>
      <text:p text:style-name="Text_20_body">Pois Chico, se tu me quiseres<text:line-break/>Debato política, tomo o teu partido<text:line-break/>E se for pra repartir o amor<text:line-break/>Que reparta comigo, comigo</text:p>
      <text:p text:style-name="P3"><text:a xlink:type="simple" xlink:href="https://www.letras.mus.br/luisa-sonza/chico/#" text:style-name="Internet_20_link" text:visited-style-name="Visited_20_Internet_20_Link">Adicionar à playlist</text:a> <text:span text:style-name="T1">Tamanho </text:span></text:p>
      <text:p text:style-name="P4"><text:a xlink:type="simple" xlink:href="https://www.cifraclub.com.br/luisa-sonza/chico/" office:target-frame-name="_blank" xlink:show="new" text:style-name="Internet_20_link" text:visited-style-name="Visited_20_Internet_20_Link">Cifra</text:a> <text:a xlink:type="simple" xlink:href="https://www.letras.mus.br/luisa-sonza/chico/chico-print.html" office:target-frame-name="_blank" xlink:show="new" text:style-name="Internet_20_link" text:visited-style-name="Visited_20_Internet_20_Link">Imprimir</text:a> <text:a xlink:type="simple" xlink:href="https://www.letras.mus.br/contribuicoes/luisa-sonza/chico/corrigir/" text:style-name="Internet_20_link" text:visited-style-name="Visited_20_Internet_20_Link">Corrigir</text:a> <text:span text:style-name="T1">Marcações na letra </text:span></text:p>
      <text:p text:style-name="P3">Composição: Bruno Caliman / Luísa Sonza / Douglas Moda / Carolzinha / Jenni Mosello. <text:a xlink:type="simple" xlink:href="https://www.letras.mus.br/contribuicoes/luisa-sonza/chico/corrigir/letra/#composicao" text:style-name="Internet_20_link" text:visited-style-name="Visited_20_Internet_20_Link">Essa informação está errada? Nos avise.</text:a> </text:p>
      <text:p text:style-name="P3">Enviada por <text:a xlink:type="simple" xlink:href="https://www.letras.mus.br/membros/49240982/" text:style-name="Internet_20_link" text:visited-style-name="Visited_20_Internet_20_Link">Gustavo</text:a>. Legendado por <text:a xlink:type="simple" xlink:href="https://www.letras.mus.br/membros/49240982/" text:style-name="Internet_20_link" text:visited-style-name="Visited_20_Internet_20_Link">Gustavo</text:a> e <text:a xlink:type="simple" xlink:href="https://www.letras.mus.br/membros/545862281/" text:style-name="Internet_20_link" text:visited-style-name="Visited_20_Internet_20_Link">Laura</text:a>. Revisão por <text:a xlink:type="simple" xlink:href="https://www.letras.mus.br/membros/547939579/" text:style-name="Internet_20_link" text:visited-style-name="Visited_20_Internet_20_Link">Mad</text:a>. </text:p>
      <text:p text:style-name="Standard"/>
      <text:p text:style-name="P1">Lista das musicas mais tocadas</text:p>
      <text:list xml:id="list3553848638" text:style-name="L1">
        <text:list-item>
          <text:p text:style-name="P5">Desejo imortal – Gusttavo Lima – Sony.</text:p>
        </text:list-item>
        <text:list-item>
          <text:p text:style-name="P5">Erro gostoso – Simone Mendes – Universal.</text:p>
        </text:list-item>
        <text:list-item>
          <text:p text:style-name="P5">Nosso quadro – Agroplay, Ana Castela – Independente.</text:p>
        </text:list-item>
        <text:list-item>
          <text:p text:style-name="P5">E aí – Luan Santana – Sony.</text:p>
        </text:list-item>
        <text:list-item>
          <text:p text:style-name="P5">Leão – Marilia Mendonça – Som Livre.</text:p>
        </text:list-item>
        <text:list-item>
          <text:p text:style-name="P2">Manda um oi – Guilherme e Benuto, Simone Mendes – Sony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6:31:02.782618260</meta:creation-date>
    <dc:date>2023-09-12T16:43:07.733788726</dc:date>
    <meta:editing-duration>PT1M54S</meta:editing-duration>
    <meta:editing-cycles>1</meta:editing-cycles>
    <meta:document-statistic meta:table-count="0" meta:image-count="1" meta:object-count="0" meta:page-count="2" meta:paragraph-count="27" meta:word-count="337" meta:character-count="1928" meta:non-whitespace-character-count="1604"/>
    <meta:generator>LibreOffice/6.4.7.2$Linux_X86_64 LibreOffice_project/40$Build-2</meta:generator>
  </office:meta>
</office:document-meta>
</file>